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faktura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 20 UC3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Opretter<text:s/>en faktura for en given kursist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Nil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Kursisten er tilmeldt et kursus der skal betales for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Admin ønsker at oprette en faktura til en given kursist og er på denne kursists side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admin trykker på ”OPRET NY FAKTURA”</text:p>
              </text:list-item>
              <text:list-item>
                <text:p text:style-name="P66">admin vælger kursus der skal opkræves for</text:p>
              </text:list-item>
              <text:list-item>
                <text:p text:style-name="P67">admin trykker gem</text:p>
              </text:list-item>
              <text:list-item>
                <text:p text:style-name="P68">fakturaen får automatisk en dato og et unikt faktura nr. tilknyttet</text:p>
              </text:list-item>
              <text:list-item>
                <text:p text:style-name="P69">fakturaen er oprettet</text:p>
              </text:list-item>
            </text:list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><text:s text:c="7"/>2a kurset findes ikke i systemet.</text:p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Admin har oprettet en faktura der er gemt til den korrekte kursist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</dc:creator>
    <meta:creation-date>2017-10-29T17:26:00Z</meta:creation-date>
    <dc:date>2017-10-29T17:26:00Z</dc:date>
    <meta:template xlink:href="Normal" xlink:type="simple"/>
    <meta:editing-cycles>2</meta:editing-cycles>
    <meta:editing-duration>PT0S</meta:editing-duration>
    <meta:document-statistic meta:page-count="1" meta:paragraph-count="1" meta:word-count="108" meta:character-count="769" meta:row-count="5" meta:non-whitespace-character-count="662"/>
  </office:meta>
</office:document-meta>
</file>